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22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name-complex="Arial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>ПРОТОКОЛ <text:span text:style-name="T6">ПОВЕРКИ</text:span></text:p>
      <text:p text:style-name="P5"/>
      <text:p text:style-name="P34"><text:span text:style-name="T8">БДКГ-2</text:span><text:span text:style-name="T3">3</text:span><text:span text:style-name="T8"> зав. № </text:span><text:span text:style-name="T3"><text:tab/><text:tab/></text:span></text:p>
      <text:p text:style-name="P33"><text:span text:style-name="T19">принадлежащего<text:tab/></text:span><text:span text:style-name="T20"><text:tab/></text:span></text:p>
      <text:p text:style-name="P19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8"><text:span text:style-name="T6">1. С</text:span>редства <text:span text:style-name="T6">поверки</text:span></text:p>
      <text:p text:style-name="P20">а)<text:tab/>Эталонные средства измерений:</text:p>
      <text:p text:style-name="P17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7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1"><text:span text:style-name="T4">б</text:span><text:span text:style-name="T5">)<text:tab/></text:span><text:span text:style-name="T4">Оборудование</text:span><text:span text:style-name="T5">:</text:span></text:p>
      <text:p text:style-name="P18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20">а)<text:tab/>Внешний осмотр и опробование БД:</text:p>
      <text:p text:style-name="P16">- документация<text:tab/></text:p>
      <text:p text:style-name="P16">- отсутствие механических повреждений<text:tab/></text:p>
      <text:p text:style-name="P15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6">- контроль работоспособности<text:tab/></text:p>
      <text:p text:style-name="P20"><text:span text:style-name="T6">б</text:span>)<text:tab/>Проверка допускаемой основной относительной погрешности измерения мощности <text:span text:style-name="T6">кермы в воздухе</text:span> измерителя с БДКГ–<text:span text:style-name="T6">2</text:span><text:span text:style-name="T1">3</text:span></text:p>
      <text:p text:style-name="P37"/>
      <text:p text:style-name="P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<text:span text:style-name="T6">кермы в воздухе</text:span> в <text:span text:style-name="T6">контроль-ной</text:span> точке <text:span text:style-name="T22">Ḣ</text:span><text:span text:style-name="T13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Гр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7">H</text:span><text:span text:style-name="T12">1</text:span></text:p>
          </table:table-cell>
          <table:table-cell table:style-name="t1.D3" office:value-type="string">
            <text:p text:style-name="P30"><text:span text:style-name="T2">H</text:span><text:span text:style-name="T12">2</text:span></text:p>
          </table:table-cell>
          <table:table-cell table:style-name="t1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Гр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7 мкГр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Гр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Гр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,0 мГр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0 мГр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6">0,7</text:span> Гр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7 Гр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">40</text:span> Гр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<text:span text:style-name="T6">кермы в воздухе</text:span> в <text:span text:style-name="T6">контроль-ной</text:span> точке <text:span text:style-name="T22">Ḣ</text:span><text:span text:style-name="T13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Гр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7">H</text:span><text:span text:style-name="T12">1</text:span></text:p>
          </table:table-cell>
          <table:table-cell table:style-name="t2.D3" office:value-type="string">
            <text:p text:style-name="P30"><text:span text:style-name="T2">H</text:span><text:span text:style-name="T12">2</text:span></text:p>
          </table:table-cell>
          <table:table-cell table:style-name="t2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Гр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2.A5" office:value-type="string">
            <text:p text:style-name="P9">7 мкГр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Гр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мГр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7,0 мГр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0 мГр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6">0,7</text:span> Гр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7 Гр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<text:span text:style-name="T1">40</text:span> Гр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<text:span text:style-name="T6">кермы в воздухе</text:span> в <text:span text:style-name="T6">контроль-ной</text:span> точке <text:span text:style-name="T22">Ḣ</text:span><text:span text:style-name="T13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Гр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7">H</text:span><text:span text:style-name="T12">1</text:span></text:p>
          </table:table-cell>
          <table:table-cell table:style-name="t3.D3" office:value-type="string">
            <text:p text:style-name="P30"><text:span text:style-name="T2">H</text:span><text:span text:style-name="T12">2</text:span></text:p>
          </table:table-cell>
          <table:table-cell table:style-name="t3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Гр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4">±<text:span text:style-name="T1">15</text:span></text:p>
          </table:table-cell>
        </table:table-row>
        <table:table-row>
          <table:table-cell table:style-name="t3.A5" office:value-type="string">
            <text:p text:style-name="P9">7 мкГр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Гр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мГр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7,0 мГр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0 мГр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6">0,7</text:span> Гр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7 Гр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<text:span text:style-name="T1">40</text:span> Гр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2">$3-58</text:p>
          </table:table-cell>
          <table:table-cell table:style-name="t3.B13" office:value-type="string">
            <text:p text:style-name="P12">$3-68</text:p>
          </table:table-cell>
          <table:table-cell table:style-name="t3.B13" office:value-type="string">
            <text:p text:style-name="P12">$3-78</text:p>
          </table:table-cell>
          <table:table-cell table:style-name="t3.B13" office:value-type="string">
            <text:p text:style-name="P12">$3-88</text:p>
          </table:table-cell>
          <table:table-cell table:style-name="t3.B13" office:value-type="string">
            <text:p text:style-name="P12">$3-08</text:p>
          </table:table-cell>
          <table:table-cell table:style-name="t3.B13" office:value-type="string">
            <text:p text:style-name="P12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<text:span text:style-name="T6">кермы в воздухе</text:span> в <text:span text:style-name="T6">контроль-ной</text:span> точке <text:span text:style-name="T22">Ḣ</text:span><text:span text:style-name="T13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Гр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7">H</text:span><text:span text:style-name="T12">1</text:span></text:p>
          </table:table-cell>
          <table:table-cell table:style-name="t4.D3" office:value-type="string">
            <text:p text:style-name="P30"><text:span text:style-name="T2">H</text:span><text:span text:style-name="T12">2</text:span></text:p>
          </table:table-cell>
          <table:table-cell table:style-name="t4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Гр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4.A5" office:value-type="string">
            <text:p text:style-name="P9">7 мкГр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Гр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мГр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7,0 мГр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0 мГр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6">0,7</text:span> Гр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7 Гр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<text:span text:style-name="T1">40</text:span> Гр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2">$4-58</text:p>
          </table:table-cell>
          <table:table-cell table:style-name="t4.B13" office:value-type="string">
            <text:p text:style-name="P12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2">$4-88</text:p>
          </table:table-cell>
          <table:table-cell table:style-name="t4.B13" office:value-type="string">
            <text:p text:style-name="P12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<text:span text:style-name="T6">кермы в воздухе</text:span> в <text:span text:style-name="T6">контроль-ной</text:span> точке <text:span text:style-name="T22">Ḣ</text:span><text:span text:style-name="T13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Гр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7">H</text:span><text:span text:style-name="T12">1</text:span></text:p>
          </table:table-cell>
          <table:table-cell table:style-name="t5.D3" office:value-type="string">
            <text:p text:style-name="P30"><text:span text:style-name="T2">H</text:span><text:span text:style-name="T12">2</text:span></text:p>
          </table:table-cell>
          <table:table-cell table:style-name="t5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Гр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5.A5" office:value-type="string">
            <text:p text:style-name="P9">7 мкГр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Гр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мГр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7,0 мГр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0 мГр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6">0,7</text:span> Гр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7 Гр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<text:span text:style-name="T1">40</text:span> Гр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2">$5-48</text:p>
          </table:table-cell>
          <table:table-cell table:style-name="t5.B13" office:value-type="string">
            <text:p text:style-name="P12">$5-58</text:p>
          </table:table-cell>
          <table:table-cell table:style-name="t5.B13" office:value-type="string">
            <text:p text:style-name="P12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2">$5-08</text:p>
          </table:table-cell>
          <table:table-cell table:style-name="t5.B13" office:value-type="string">
            <text:p text:style-name="P12">$5-18</text:p>
          </table:table-cell>
          <table:table-cell table:style-name="t5.B13" office:value-type="string">
            <text:p text:style-name="P12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<text:span text:style-name="T6">кермы в воздухе</text:span> в <text:span text:style-name="T6">контроль-ной</text:span> точке <text:span text:style-name="T22">Ḣ</text:span><text:span text:style-name="T13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Гр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7">H</text:span><text:span text:style-name="T12">1</text:span></text:p>
          </table:table-cell>
          <table:table-cell table:style-name="t6.D3" office:value-type="string">
            <text:p text:style-name="P30"><text:span text:style-name="T2">H</text:span><text:span text:style-name="T12">2</text:span></text:p>
          </table:table-cell>
          <table:table-cell table:style-name="t6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Гр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6.A5" office:value-type="string">
            <text:p text:style-name="P9">7 мкГр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0 мкГр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0.7 мГр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7,0 мГр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0 мГр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6">0,7</text:span> Гр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7 Гр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<text:span text:style-name="T1">40</text:span> Гр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2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2">$6-68</text:p>
          </table:table-cell>
          <table:table-cell table:style-name="t6.B13" office:value-type="string">
            <text:p text:style-name="P12">$6-78</text:p>
          </table:table-cell>
          <table:table-cell table:style-name="t6.B13" office:value-type="string">
            <text:p text:style-name="P12">$6-88</text:p>
          </table:table-cell>
          <table:table-cell table:style-name="t6.B13" office:value-type="string">
            <text:p text:style-name="P12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2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<text:span text:style-name="T6">кермы в воздухе</text:span> в <text:span text:style-name="T6">контроль-ной</text:span> точке <text:span text:style-name="T22">Ḣ</text:span><text:span text:style-name="T13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Гр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7">H</text:span><text:span text:style-name="T12">1</text:span></text:p>
          </table:table-cell>
          <table:table-cell table:style-name="t7.D3" office:value-type="string">
            <text:p text:style-name="P30"><text:span text:style-name="T2">H</text:span><text:span text:style-name="T12">2</text:span></text:p>
          </table:table-cell>
          <table:table-cell table:style-name="t7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Гр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7.A5" office:value-type="string">
            <text:p text:style-name="P9">7 мкГр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Гр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мГр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7,0 мГр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0 мГр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6">0,7</text:span> Гр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7 Гр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<text:span text:style-name="T1">40</text:span> Гр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2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2">$7-08</text:p>
          </table:table-cell>
          <table:table-cell table:style-name="t7.B13" office:value-type="string">
            <text:p text:style-name="P12">$7-18</text:p>
          </table:table-cell>
          <table:table-cell table:style-name="t7.B13" office:value-type="string">
            <text:p text:style-name="P12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5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Гр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7">H</text:span><text:span text:style-name="T12">1</text:span></text:p>
          </table:table-cell>
          <table:table-cell table:style-name="t8.D3" office:value-type="string">
            <text:p text:style-name="P30"><text:span text:style-name="T2">H</text:span><text:span text:style-name="T12">2</text:span></text:p>
          </table:table-cell>
          <table:table-cell table:style-name="t8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Гр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8.A5" office:value-type="string">
            <text:p text:style-name="P9">7 мкГр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Гр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мГр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7,0 мГр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0 мГр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6">0,7</text:span> Гр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7 Гр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<text:span text:style-name="T1">40</text:span> Гр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2">$8-68</text:p>
          </table:table-cell>
          <table:table-cell table:style-name="t8.B13" office:value-type="string">
            <text:p text:style-name="P12">$8-78</text:p>
          </table:table-cell>
          <table:table-cell table:style-name="t8.B13" office:value-type="string">
            <text:p text:style-name="P12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2">$8-18</text:p>
          </table:table-cell>
          <table:table-cell table:style-name="t8.B13" office:value-type="string">
            <text:p text:style-name="P12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Гр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7">H</text:span><text:span text:style-name="T12">1</text:span></text:p>
          </table:table-cell>
          <table:table-cell table:style-name="t9.D3" office:value-type="string">
            <text:p text:style-name="P30"><text:span text:style-name="T2">H</text:span><text:span text:style-name="T12">2</text:span></text:p>
          </table:table-cell>
          <table:table-cell table:style-name="t9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Гр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9.A5" office:value-type="string">
            <text:p text:style-name="P9">7 мкГр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Гр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мГр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7,0 мГр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0 мГр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6">0,7</text:span> Гр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7 Гр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<text:span text:style-name="T1">40</text:span> Гр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2">$9-58</text:p>
          </table:table-cell>
          <table:table-cell table:style-name="t9.B13" office:value-type="string">
            <text:p text:style-name="P12">$9-68</text:p>
          </table:table-cell>
          <table:table-cell table:style-name="t9.B13" office:value-type="string">
            <text:p text:style-name="P12">$9-78</text:p>
          </table:table-cell>
          <table:table-cell table:style-name="t9.B13" office:value-type="string">
            <text:p text:style-name="P12">$9-88</text:p>
          </table:table-cell>
          <table:table-cell table:style-name="t9.B13" office:value-type="string">
            <text:p text:style-name="P12">$9-08</text:p>
          </table:table-cell>
          <table:table-cell table:style-name="t9.B13" office:value-type="string">
            <text:p text:style-name="P12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Блок детектирования <text:span text:style-name="T6">гамма-излучения БДКГ- 2</text:span>3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6">контроль-ной</text:span> точке <text:span text:style-name="T22">Ḣ</text:span><text:span text:style-name="T13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25"><text:span text:style-name="T23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24"><text:span text:style-name="T6">Довери-тель</text:span>ная граница погреш-ности измерения <text:span text:style-name="T24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27"><text:span text:style-name="T21">Предел основной </text:span><text:span text:style-name="T6">относи-тельной</text:span> <text:span text:style-name="T1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Гр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7">H</text:span><text:span text:style-name="T12">1</text:span></text:p>
          </table:table-cell>
          <table:table-cell table:style-name="t10.D3" office:value-type="string">
            <text:p text:style-name="P30"><text:span text:style-name="T2">H</text:span><text:span text:style-name="T12">2</text:span></text:p>
          </table:table-cell>
          <table:table-cell table:style-name="t10.D3" office:value-type="string">
            <text:p text:style-name="P3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Гр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10.A5" office:value-type="string">
            <text:p text:style-name="P9">7 мкГр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Гр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мГр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7,0 мГр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0 мГр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6">0,7</text:span> Гр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7 Гр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<text:span text:style-name="T1">40</text:span> Гр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2">$10-58</text:p>
          </table:table-cell>
          <table:table-cell table:style-name="t10.B13" office:value-type="string">
            <text:p text:style-name="P12">$10-68</text:p>
          </table:table-cell>
          <table:table-cell table:style-name="t10.B13" office:value-type="string">
            <text:p text:style-name="P12">$10-78</text:p>
          </table:table-cell>
          <table:table-cell table:style-name="t10.B13" office:value-type="string">
            <text:p text:style-name="P12">$10-88</text:p>
          </table:table-cell>
          <table:table-cell table:style-name="t10.B13" office:value-type="string">
            <text:p text:style-name="P12">$10-08</text:p>
          </table:table-cell>
          <table:table-cell table:style-name="t10.B13" office:value-type="string">
            <text:p text:style-name="P12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1T14:08:34.18</dc:date>
    <meta:editing-duration>P3DT1H16M6S</meta:editing-duration>
    <meta:editing-cycles>301</meta:editing-cycles>
    <meta:generator>OpenOffice/4.1.6$Win32 OpenOffice.org_project/416m1$Build-9790</meta:generator>
    <meta:document-statistic meta:table-count="11" meta:image-count="0" meta:object-count="0" meta:page-count="6" meta:paragraph-count="1106" meta:word-count="1739" meta:character-count="10388"/>
  </office:meta>
</office:document-meta>
</file>